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6.2988in" svg:height="3.5429in" svg:x="3.5953in" svg:y="1.8051in">
            <draw:object draw:notify-on-update-of-ranges="Φύλλο1.C18:Φύλλο1.C21 Φύλλο1.D17:Φύλλο1.D17 Φύλλο1.D18:Φύλλο1.D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GENETIC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GWO</text:p>
          </table:table-cell>
          <table:table-cell table:style-name="Default" office:value-type="string" calcext:value-type="string">
            <text:p>ARMADILLO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.189" calcext:value-type="float">
            <text:p>0.189</text:p>
          </table:table-cell>
          <table:table-cell office:value-type="float" office:value="0.378" calcext:value-type="float">
            <text:p>0.378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2" calcext:value-type="float">
            <text:p>0.21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5.852" calcext:value-type="float">
            <text:p>5.852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3" calcext:value-type="float">
            <text:p>0.263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532" calcext:value-type="float">
            <text:p>0.532</text:p>
          </table:table-cell>
          <table:table-cell office:value-type="float" office:value="0.516" calcext:value-type="float">
            <text:p>0.516</text:p>
          </table:table-cell>
          <table:table-cell office:value-type="float" office:value="0.438" calcext:value-type="float">
            <text:p>0.438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648" calcext:value-type="float">
            <text:p>0.064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276" calcext:value-type="float">
            <text:p>0.276</text:p>
          </table:table-cell>
          <table:table-cell office:value-type="float" office:value="0.26" calcext:value-type="float">
            <text:p>0.26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8" calcext:value-type="float">
            <text:p>0.298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table:style-name="ce2" table:formula="of:=AVERAGE([.A2:.A11])" office:value-type="float" office:value="0.8049" calcext:value-type="float">
            <text:p>0.8049</text:p>
          </table:table-cell>
          <table:table-cell table:style-name="ce2" table:formula="of:=AVERAGE([.B2:.B11])" office:value-type="float" office:value="0.22577" calcext:value-type="float">
            <text:p>0.22577</text:p>
          </table:table-cell>
          <table:table-cell table:style-name="ce2" table:formula="of:=AVERAGE([.C2:.C11])" office:value-type="float" office:value="0.24819" calcext:value-type="float">
            <text:p>0.24819</text:p>
          </table:table-cell>
          <table:table-cell table:style-name="ce2" table:formula="of:=AVERAGE([.D2:.D11])" office:value-type="float" office:value="0.18638" calcext:value-type="float">
            <text:p>0.18638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GENETIC</text:p>
          </table:table-cell>
          <table:table-cell table:style-name="Default" office:value-type="float" office:value="0.805" calcext:value-type="float">
            <text:p>0.805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PSO</text:p>
          </table:table-cell>
          <table:table-cell table:style-name="Default" office:value-type="float" office:value="0.226" calcext:value-type="float">
            <text:p>0.226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GWO</text:p>
          </table:table-cell>
          <table:table-cell table:style-name="Default" office:value-type="float" office:value="0.248" calcext:value-type="float">
            <text:p>0.248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PROPOSED</text:p>
          </table:table-cell>
          <table:table-cell table:style-name="Default" office:value-type="float" office:value="0.186" calcext:value-type="float">
            <text:p>0.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0:15:16.092173313</meta:creation-date>
    <dc:date>2024-05-26T11:59:50.587467551</dc:date>
    <meta:editing-duration>PT23M25S</meta:editing-duration>
    <meta:editing-cycles>2</meta:editing-cycles>
    <meta:generator>LibreOffice/7.4.7.2$Linux_X86_64 LibreOffice_project/40$Build-2</meta:generator>
    <meta:document-statistic meta:table-count="1" meta:cell-count="5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2cm" svg:y="0.315cm" chart:style-name="ch2">
          <text:p>ANN ERROR</text:p>
        </chart:title>
        <chart:legend chart:legend-position="end" svg:x="13.975cm" svg:y="4.204cm" style:legend-expansion="high" chart:style-name="ch3"/>
        <chart:plot-area chart:style-name="ch4" table:cell-range-address="Φύλλο1.C17:Φύλλο1.D21" chart:data-source-has-labels="both" svg:x="1.294cm" svg:y="1.28cm" svg:width="12.361cm" svg:height="6.596cm">
          <chart:coordinate-region svg:x="2.033cm" svg:y="1.476cm" svg:width="11.622cm" svg:height="5.759cm"/>
          <chart:axis chart:dimension="x" chart:name="primary-x" chart:style-name="ch5" chartooo:axis-type="auto">
            <chartooo:date-scale/>
            <chart:title svg:x="6.733cm" svg:y="8.057cm" chart:style-name="ch6">
              <text:p>METHOD</text:p>
            </chart:title>
            <chart:categories table:cell-range-address="Φύλλο1.C18:Φύλλο1.C21"/>
          </chart:axis>
          <chart:axis chart:dimension="y" chart:name="primary-y" chart:style-name="ch7">
            <chart:title svg:x="0.451cm" svg:y="5.661cm" chart:style-name="ch8">
              <text:p>TEST ERROR</text:p>
            </chart:title>
            <chart:grid chart:style-name="ch9" chart:class="major"/>
          </chart:axis>
          <chart:series chart:style-name="ch10" chart:values-cell-range-address="Φύλλο1.D18:Φύλλο1.D21" chart:label-cell-address="Φύλλο1.D17:Φύλλο1.D1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Φύλλο1.D17:Φύλλο1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NETIC</text:p>
                <draw:g>
                  <svg:desc>Φύλλο1.C18:Φύλλο1.C21</svg:desc>
                </draw:g>
              </table:table-cell>
              <table:table-cell office:value-type="float" office:value="0.805">
                <text:p>0.805</text:p>
                <draw:g>
                  <svg:desc>Φύλλο1.D18:Φύλλο1.D21</svg:desc>
                </draw:g>
              </table:table-cell>
            </table:table-row>
            <table:table-row>
              <table:table-cell office:value-type="string">
                <text:p>PSO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GWO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PROPOSED</text:p>
              </table:table-cell>
              <table:table-cell office:value-type="float" office:value="0.186">
                <text:p>0.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